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-color="#579d1c" draw:textarea-horizontal-align="justify" draw:textarea-vertical-align="middle" draw:auto-grow-height="false" fo:min-height="0.104cm" fo:min-width="0cm"/>
    </style:style>
    <style:style style:name="gr2" style:family="graphic" style:parent-style-name="standard">
      <style:graphic-properties svg:stroke-color="#579d1c" draw:fill-color="#004586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svg:stroke-width="0.03cm" svg:stroke-color="#579d1c" draw:marker-start-width="0.295cm" draw:marker-end="Arrow" draw:marker-end-width="0.3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950e" draw:fill-color="#ff950e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width="0.03cm" svg:stroke-color="#ff950e" draw:marker-start-width="0.295cm" draw:marker-end="Arrow" draw:marker-end-width="0.3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color="#004586" draw:fill-color="#004586"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loext:graphic-properties draw:fill-color="#00458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color="#004586" style:font-name="Hack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950e"/>
      <style:paragraph-properties fo:text-align="center"/>
    </style:style>
    <style:style style:name="T1" style:family="text">
      <style:text-properties fo:color="#004586" style:font-name="Hack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1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2cm" svg:y1="9cm" svg:x2="4.7cm" svg:y2="8.1cm">
          <text:p/>
        </draw:line>
        <draw:frame draw:style-name="gr4" draw:text-style-name="P5" draw:layer="layout" svg:width="3.465cm" svg:height="1.411cm" svg:x="1.5cm" svg:y="11cm">
          <draw:text-box>
            <text:p text:style-name="P4"><text:span text:style-name="T1">unicast</text:span></text:p>
            <text:p text:style-name="P4"><text:span text:style-name="T1">«1 vers 1»</text:span></text:p>
          </draw:text-box>
        </draw:frame>
        <draw:custom-shape draw:style-name="gr1" draw:text-style-name="P1" draw:layer="layout" svg:width="0.5cm" svg:height="0.5cm" svg:x="8.00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1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11.003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11.003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1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11.003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8.502cm" svg:y1="9cm" svg:x2="11.002cm" svg:y2="8.1cm">
          <text:p/>
        </draw:line>
        <draw:frame draw:style-name="gr4" draw:text-style-name="P5" draw:layer="layout" svg:width="4.354cm" svg:height="1.411cm" svg:x="7cm" svg:y="11cm">
          <draw:text-box>
            <text:p text:style-name="P4"><text:span text:style-name="T1">broadcast</text:span></text:p>
            <text:p text:style-name="P4"><text:span text:style-name="T1">«1 vers tous»</text:span></text:p>
          </draw:text-box>
        </draw:frame>
        <draw:line draw:style-name="gr6" draw:text-style-name="P3" draw:layer="layout" svg:x1="8.495cm" svg:y1="9.008cm" svg:x2="11cm" svg:y2="7.1cm">
          <text:p/>
        </draw:line>
        <draw:line draw:style-name="gr6" draw:text-style-name="P3" draw:layer="layout" svg:x1="8.495cm" svg:y1="9.008cm" svg:x2="11cm" svg:y2="9cm">
          <text:p/>
        </draw:line>
        <draw:line draw:style-name="gr6" draw:text-style-name="P3" draw:layer="layout" svg:x1="8.495cm" svg:y1="9.008cm" svg:x2="11cm" svg:y2="10cm">
          <text:p/>
        </draw:line>
        <draw:line draw:style-name="gr6" draw:text-style-name="P3" draw:layer="layout" svg:x1="8.495cm" svg:y1="9.008cm" svg:x2="11cm" svg:y2="10.9cm">
          <text:p/>
        </draw:line>
        <draw:custom-shape draw:style-name="gr1" draw:text-style-name="P1" draw:layer="layout" svg:width="0.5cm" svg:height="0.5cm" svg:x="14.20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7.20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0.5cm" svg:x="17.205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7.205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7.20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0.5cm" svg:x="17.20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5.836cm" svg:height="1.411cm" svg:x="12.7cm" svg:y="11cm">
          <draw:text-box>
            <text:p text:style-name="P4"><text:span text:style-name="T1">multicast</text:span></text:p>
            <text:p text:style-name="P4"><text:span text:style-name="T1">«1 vers plusieurs»</text:span></text:p>
          </draw:text-box>
        </draw:frame>
        <draw:line draw:style-name="gr3" draw:text-style-name="P3" draw:layer="layout" svg:x1="14.697cm" svg:y1="9.008cm" svg:x2="17.202cm" svg:y2="7.1cm">
          <text:p/>
        </draw:line>
        <draw:line draw:style-name="gr3" draw:text-style-name="P3" draw:layer="layout" svg:x1="14.697cm" svg:y1="9.008cm" svg:x2="17.202cm" svg:y2="9cm">
          <text:p/>
        </draw:line>
        <draw:line draw:style-name="gr3" draw:text-style-name="P3" draw:layer="layout" svg:x1="14.697cm" svg:y1="9.008cm" svg:x2="17.202cm" svg:y2="10cm">
          <text:p/>
        </draw:line>
        <draw:custom-shape draw:style-name="gr1" draw:text-style-name="P1" draw:layer="layout" svg:width="0.5cm" svg:height="0.5cm" svg:x="21.30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0.5cm" svg:x="25.20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0.5cm" svg:x="26.005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0.5cm" svg:x="24.605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24.30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0.5cm" svg:x="25.00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7.318cm" svg:height="1.411cm" svg:x="19.8cm" svg:y="11cm">
          <draw:text-box>
            <text:p text:style-name="P4"><text:span text:style-name="T1">anycast</text:span></text:p>
            <text:p text:style-name="P4"><text:span text:style-name="T1">«1 vers le plus proche»</text:span></text:p>
          </draw:text-box>
        </draw:frame>
        <draw:line draw:style-name="gr3" draw:text-style-name="P3" draw:layer="layout" svg:x1="21.8cm" svg:y1="9.1cm" svg:x2="24.302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01-09T08:38:06.661976567</meta:creation-date>
    <dc:date>2017-01-09T09:12:43.552647611</dc:date>
    <dc:creator>Philippe Latu</dc:creator>
    <meta:editing-duration>PT13M30S</meta:editing-duration>
    <meta:editing-cycles>4</meta:editing-cycles>
    <meta:generator>LibreOffice/5.2.4.2.1$Linux_X86_64 LibreOffice_project/20m0$Build-2</meta:generator>
    <meta:document-statistic meta:object-count="38"/>
  </office:meta>
</office:document-meta>
</file>